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font-name="Nimbus Sans"/>
    </style:style>
    <style:style style:name="P2" style:family="paragraph" style:parent-style-name="Standard">
      <style:text-properties style:font-name="Nimbus Sans" fo:font-size="12pt" officeooo:rsid="000e631d" officeooo:paragraph-rsid="0007e430" style:font-size-asian="12pt" style:font-size-complex="12pt"/>
    </style:style>
    <style:style style:name="P3" style:family="paragraph" style:parent-style-name="Standard">
      <style:text-properties style:font-name="Nimbus Sans" fo:font-size="12pt" officeooo:rsid="00102b12" officeooo:paragraph-rsid="00102b12" style:font-size-asian="12pt" style:font-size-complex="12pt"/>
    </style:style>
    <style:style style:name="P4" style:family="paragraph" style:parent-style-name="Heading_20_3">
      <style:text-properties style:font-name="Nimbus Sans" fo:font-size="12pt" officeooo:rsid="00102b12" officeooo:paragraph-rsid="00102b12" style:font-size-asian="12pt" style:font-size-complex="12pt"/>
    </style:style>
    <style:style style:name="P5" style:family="paragraph" style:parent-style-name="Header">
      <style:text-properties style:font-name="Nimbus Sans"/>
    </style:style>
    <style:style style:name="P6" style:family="paragraph" style:parent-style-name="Header">
      <style:paragraph-properties fo:text-align="center" style:justify-single-word="false"/>
      <style:text-properties style:font-name="Nimbus Sans" fo:font-size="18pt" fo:font-weight="bold" officeooo:rsid="001a4add" officeooo:paragraph-rsid="001a4add" style:font-size-asian="18pt" style:font-weight-asian="bold" style:font-size-complex="18pt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officeooo:rsid="00102b12"/>
    </style:style>
    <style:style style:name="T2" style:family="text">
      <style:text-properties officeooo:rsid="0011a07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v projeto_kids/ projeto_Edukids/</text:p>
      <text:p text:style-name="P2"/>
      <text:p text:style-name="P2">ls -a</text:p>
      <text:p text:style-name="P2"/>
      <text:p text:style-name="P2">rm -fr .git/</text:p>
      <text:p text:style-name="P2"/>
      <text:p text:style-name="P3">cd projeto_EduKids/</text:p>
      <text:p text:style-name="P3"/>
      <text:p text:style-name="P3">ls -al</text:p>
      <text:p text:style-name="P3"/>
      <text:p text:style-name="P3">rm -fr .git/</text:p>
      <text:p text:style-name="P3"/>
      <text:p text:style-name="P3">git init</text:p>
      <text:p text:style-name="P3"/>
      <text:p text:style-name="P3">git status </text:p>
      <text:p text:style-name="P3"/>
      <text:p text:style-name="P3">git add.</text:p>
      <text:p text:style-name="P3"/>
      <text:p text:style-name="P3">git commit -m "Primeiro commit: inicialização do projeto; configurações básicas; configuração para o uso de TypesSript como dependência de desenvolvimento local do projeto; implementação e compilação de pequeno código para fins de teste."</text:p>
      <text:p text:style-name="P3"/>
      <text:p text:style-name="P3">git log</text:p>
      <text:p text:style-name="P3"/>
      <text:p text:style-name="P3">git push -u origin master</text:p>
      <text:p text:style-name="P3"/>
      <text:p text:style-name="P3">git branch -m main</text:p>
      <text:p text:style-name="P3"/>
      <text:p text:style-name="P3">git push -u origin ma<text:span text:style-name="T2">in</text:span></text:p>
      <text:p text:style-name="P3"/>
      <text:p text:style-name="P3">git push --set-upstream origin main</text:p>
      <text:p text:style-name="P3"/>
      <text:p text:style-name="P3">git config pull.rebase <text:span text:style-name="T2">false</text:span></text:p>
      <text:p text:style-name="P3"/>
      <text:p text:style-name="P3">git config pull.rebase t<text:span text:style-name="T2">rue</text:span></text:p>
      <text:p text:style-name="P3"/>
      <text:p text:style-name="P3">git pull origin main –rebase</text:p>
      <text:p text:style-name="P3"/>
      <text:p text:style-name="P3">git status </text:p>
      <text:p text:style-name="P3"/>
      <text:p text:style-name="P3">git log</text:p>
      <text:p text:style-name="P3"/>
      <text:p text:style-name="P3">git push origin main</text:p>
      <text:p text:style-name="P3"/>
      <text:p text:style-name="P3"/>
      <text:h text:style-name="P4" text:outline-level="3"><text:soft-page-break/>Parte 1: Renomeando e Limpando o Projeto</text:h>
      <text:list text:style-name="L1">
        <text:list-item>
          <text:p text:style-name="P8"><text:span text:style-name="Strong_20_Emphasis">mv projeto_kids/ projeto_Edukids/</text:span>: </text:p>
          <text:list>
            <text:list-item>
              <text:p text:style-name="P8"><text:span text:style-name="Strong_20_Emphasis">Mover:</text:span> Esse comando move o diretório "projeto_kids" para "projeto_Edukids". É como renomear uma pasta no seu computador. </text:p>
            </text:list-item>
          </text:list>
        </text:list-item>
        <text:list-item>
          <text:p text:style-name="P8"><text:span text:style-name="Strong_20_Emphasis">ls -a:</text:span> </text:p>
          <text:list>
            <text:list-item>
              <text:p text:style-name="P8"><text:span text:style-name="Strong_20_Emphasis">Listar:</text:span> Mostra todos os arquivos e diretórios, incluindo os ocultos (aqueles que começam com um ponto), dentro do diretório atual. </text:p>
            </text:list-item>
          </text:list>
        </text:list-item>
        <text:list-item>
          <text:p text:style-name="P8"><text:span text:style-name="Strong_20_Emphasis">rm -fr .git/</text:span>: </text:p>
          <text:list>
            <text:list-item>
              <text:p text:style-name="P7"><text:span text:style-name="Strong_20_Emphasis">Remover:</text:span> Remove recursivamente (r) o diretório ".git" e todos os seus conteúdos (f). Esse diretório contém o histórico de controle de versão do Git. Ao removê-lo, estamos "limpando" o projeto para iniciar um novo repositório. </text:p>
            </text:list-item>
          </text:list>
        </text:list-item>
      </text:list>
      <text:h text:style-name="Heading_20_3" text:outline-level="3">Parte 2: Iniciando um Novo Repositório Git</text:h>
      <text:list text:style-name="L2">
        <text:list-item>
          <text:p text:style-name="P10"><text:span text:style-name="Strong_20_Emphasis">cd projeto_EduKids/</text:span>: </text:p>
          <text:list>
            <text:list-item>
              <text:p text:style-name="P10"><text:span text:style-name="Strong_20_Emphasis">Mudar de diretório:</text:span> Entra no diretório recém-renomeado "projeto_EduKids". </text:p>
            </text:list-item>
          </text:list>
        </text:list-item>
        <text:list-item>
          <text:p text:style-name="P10"><text:span text:style-name="Strong_20_Emphasis">git init:</text:span> </text:p>
          <text:list>
            <text:list-item>
              <text:p text:style-name="P10"><text:span text:style-name="Strong_20_Emphasis">Inicializar:</text:span> Cria um novo repositório Git no diretório atual. Isso cria o diretório ".git" e configura o Git para começar a rastrear as alterações nos arquivos. </text:p>
            </text:list-item>
          </text:list>
        </text:list-item>
        <text:list-item>
          <text:p text:style-name="P10"><text:span text:style-name="Strong_20_Emphasis">git status:</text:span> </text:p>
          <text:list>
            <text:list-item>
              <text:p text:style-name="P9"><text:span text:style-name="Strong_20_Emphasis">Status:</text:span> Mostra o estado atual do repositório. Após o <text:span text:style-name="Source_20_Text">git init</text:span>, ele provavelmente mostrará os arquivos não rastreados (untracked). </text:p>
            </text:list-item>
          </text:list>
        </text:list-item>
      </text:list>
      <text:h text:style-name="Heading_20_3" text:outline-level="3">Parte 3: Adicionando e Commitando as Alterações</text:h>
      <text:list text:style-name="L3">
        <text:list-item>
          <text:p text:style-name="P12"><text:span text:style-name="Strong_20_Emphasis">git add .:</text:span> </text:p>
          <text:list>
            <text:list-item>
              <text:p text:style-name="P12"><text:span text:style-name="Strong_20_Emphasis">Adicionar:</text:span> Adiciona todos os arquivos novos ou modificados ao índice (staging area) do Git. Esses arquivos estarão prontos para serem commitados. </text:p>
            </text:list-item>
          </text:list>
        </text:list-item>
        <text:list-item>
          <text:p text:style-name="P12"><text:span text:style-name="Strong_20_Emphasis">git commit -m "Mensagem do commit":</text:span> </text:p>
          <text:list>
            <text:list-item>
              <text:p text:style-name="P11"><text:span text:style-name="Strong_20_Emphasis">Commit:</text:span> Cria um novo commit com a mensagem fornecida. Um commit é como um instantâneo do seu projeto em um determinado momento. </text:p>
            </text:list-item>
          </text:list>
        </text:list-item>
      </text:list>
      <text:h text:style-name="Heading_20_3" text:outline-level="3">Parte 4: Enviando as Alterações para um Repositório Remoto</text:h>
      <text:list text:style-name="L4">
        <text:list-item>
          <text:p text:style-name="P14"><text:span text:style-name="Strong_20_Emphasis">git push -u origin master:</text:span> </text:p>
          <text:list>
            <text:list-item>
              <text:p text:style-name="P14"><text:span text:style-name="Strong_20_Emphasis">Push:</text:span> Envia as alterações locais (commits) para o branch "master" de um repositório remoto chamado "origin". O "-u" configura o branch local "master" para rastrear o branch remoto "master". </text:p>
            </text:list-item>
          </text:list>
        </text:list-item>
        <text:list-item>
          <text:p text:style-name="P14"><text:span text:style-name="Strong_20_Emphasis">git branch -m main:</text:span> </text:p>
          <text:list>
            <text:list-item>
              <text:p text:style-name="P14"><text:span text:style-name="Strong_20_Emphasis">Renomear branch:</text:span> Renomeia o branch local de "master" para "main". Essa é uma prática recomendada, pois muitos projetos estão adotando "main" como nome padrão para o branch principal. </text:p>
            </text:list-item>
          </text:list>
        </text:list-item>
        <text:list-item>
          <text:p text:style-name="P14"><text:span text:style-name="Strong_20_Emphasis">git push -u origin main:</text:span> </text:p>
          <text:list>
            <text:list-item>
              <text:p text:style-name="P14"><text:soft-page-break/><text:span text:style-name="Strong_20_Emphasis">Push:</text:span> Envia as alterações para o novo branch "main" do repositório remoto "origin". </text:p>
            </text:list-item>
          </text:list>
        </text:list-item>
        <text:list-item>
          <text:p text:style-name="P14"><text:span text:style-name="Strong_20_Emphasis">git push --set-upstream origin main:</text:span> </text:p>
          <text:list>
            <text:list-item>
              <text:p text:style-name="P14"><text:span text:style-name="Strong_20_Emphasis">Configuração:</text:span> É semelhante ao primeiro comando "git push -u", mas mais explícito. Configura o branch local "main" para rastrear o branch remoto "main". </text:p>
            </text:list-item>
          </text:list>
        </text:list-item>
        <text:list-item>
          <text:p text:style-name="P14"><text:span text:style-name="Strong_20_Emphasis">git config pull.rebase false:</text:span> </text:p>
          <text:list>
            <text:list-item>
              <text:p text:style-name="P14"><text:span text:style-name="Strong_20_Emphasis">Configuração:</text:span> Desativa a rebase por padrão ao fazer um pull. A rebase reescreve o histórico de commits de forma linear, o que pode ser útil em alguns casos, mas pode causar problemas se não for feito com cuidado. </text:p>
            </text:list-item>
          </text:list>
        </text:list-item>
        <text:list-item>
          <text:p text:style-name="P14"><text:span text:style-name="Strong_20_Emphasis">git config pull.rebase true:</text:span> </text:p>
          <text:list>
            <text:list-item>
              <text:p text:style-name="P14"><text:span text:style-name="Strong_20_Emphasis">Configuração:</text:span> Ativa a rebase por padrão ao fazer um pull. </text:p>
            </text:list-item>
          </text:list>
        </text:list-item>
        <text:list-item>
          <text:p text:style-name="P14"><text:span text:style-name="Strong_20_Emphasis">git pull origin main –rebase:</text:span> </text:p>
          <text:list>
            <text:list-item>
              <text:p text:style-name="P14"><text:span text:style-name="Strong_20_Emphasis">Pull:</text:span> Baixa as alterações do branch "main" do repositório remoto "origin" e as integra no branch local "main" usando a rebase. </text:p>
            </text:list-item>
          </text:list>
        </text:list-item>
        <text:list-item>
          <text:p text:style-name="P14"><text:span text:style-name="Strong_20_Emphasis">git status:</text:span> </text:p>
          <text:list>
            <text:list-item>
              <text:p text:style-name="P14"><text:span text:style-name="Strong_20_Emphasis">Status:</text:span> Mostra o estado atual do repositório após o pull. </text:p>
            </text:list-item>
          </text:list>
        </text:list-item>
        <text:list-item>
          <text:p text:style-name="P14"><text:span text:style-name="Strong_20_Emphasis">git log:</text:span> </text:p>
          <text:list>
            <text:list-item>
              <text:p text:style-name="P14"><text:span text:style-name="Strong_20_Emphasis">Log:</text:span> Mostra o histórico de commits. </text:p>
            </text:list-item>
          </text:list>
        </text:list-item>
        <text:list-item>
          <text:p text:style-name="P14"><text:span text:style-name="Strong_20_Emphasis">git push origin main:</text:span> </text:p>
          <text:list>
            <text:list-item>
              <text:p text:style-name="P13"><text:span text:style-name="Strong_20_Emphasis">Push:</text:span> Envia as alterações locais para o branch "main" do repositório remoto "origin". </text:p>
            </text:list-item>
          </text:list>
        </text:list-item>
      </text:list>
      <text:p text:style-name="Text_20_body"><text:span text:style-name="Strong_20_Emphasis">Em resumo:</text:span></text:p>
      <text:p text:style-name="Text_20_body">Esse script realiza as seguintes ações:</text:p>
      <text:list text:style-name="L5">
        <text:list-item>
          <text:p text:style-name="P16">Prepara um projeto para controle de versão Git. </text:p>
        </text:list-item>
        <text:list-item>
          <text:p text:style-name="P16">Inicializa um novo repositório. </text:p>
        </text:list-item>
        <text:list-item>
          <text:p text:style-name="P16">Adiciona e commita as alterações iniciais. </text:p>
        </text:list-item>
        <text:list-item>
          <text:p text:style-name="P16">Envia as alterações para um repositório remoto. </text:p>
        </text:list-item>
        <text:list-item>
          <text:p text:style-name="P16">Configura o branch principal para "main". </text:p>
        </text:list-item>
        <text:list-item>
          <text:p text:style-name="P15">Configura e executa um pull com rebase. </text:p>
        </text:list-item>
      </text:list>
      <text:p text:style-name="Text_20_body"><text:span text:style-name="Strong_20_Emphasis">Observações:</text:span></text:p>
      <text:list text:style-name="L6">
        <text:list-item>
          <text:p text:style-name="P18"><text:span text:style-name="Strong_20_Emphasis">Repositório remoto:</text:span> O comando <text:span text:style-name="Source_20_Text">git push</text:span> assume que você já configurou um repositório remoto (por exemplo, no GitHub, GitLab ou Bitbucket). </text:p>
        </text:list-item>
        <text:list-item>
          <text:p text:style-name="P18"><text:span text:style-name="Strong_20_Emphasis">Configurações:</text:span> As configurações <text:span text:style-name="Source_20_Text">git config</text:span> definem o comportamento padrão do Git para o usuário. </text:p>
        </text:list-item>
        <text:list-item>
          <text:p text:style-name="P17"><text:span text:style-name="Strong_20_Emphasis">Rebase:</text:span> A rebase é uma ferramenta poderosa, mas deve ser usada com cuidado. Ela pode alterar o histórico de commits de forma não linear. </text:p>
        </text:list-item>
      </text:list>
      <text:p text:style-name="Text_20_body"><text:span text:style-name="Strong_20_Emphasis">É importante entender esses comandos para trabalhar efetivamente com o Git e colaborar em projetos com outras pessoas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Nimbus Sans" fo:font-size="18pt" fo:font-weight="bold" officeooo:rsid="001a4add" officeooo:paragraph-rsid="001a4add" style:font-size-asian="18pt" style:font-weight-asian="bold" style:font-size-complex="18pt" style:font-weight-complex="bold"/>
    </style:style>
    <style:style style:name="MP2" style:family="paragraph" style:parent-style-name="Header">
      <style:text-properties style:font-name="Nimbus Sans"/>
    </style:style>
    <style:style style:name="MT1" style:family="text">
      <style:text-properties officeooo:rsid="00102b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it</text:p>
        <text:p text:style-name="MP2"/>
        <text:p text:style-name="MP2">/home/work/Documentos/Meus arquivos./meus códigos/projetos/ <text:span text:style-name="MT1">(projeto_EduKids/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4:38:50.527592019</meta:creation-date>
    <dc:date>2024-11-12T16:28:05.284267042</dc:date>
    <meta:editing-duration>PT33M27S</meta:editing-duration>
    <meta:editing-cycles>5</meta:editing-cycles>
    <meta:generator>LibreOffice/24.2.6.2$Linux_X86_64 LibreOffice_project/420$Build-2</meta:generator>
    <meta:document-statistic meta:table-count="0" meta:image-count="0" meta:object-count="0" meta:page-count="3" meta:paragraph-count="76" meta:word-count="724" meta:character-count="4395" meta:non-whitespace-character-count="3747"/>
  </office:meta>
</office:document-meta>
</file>